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31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2.9528in" style:rel-column-width="28914*"/>
    </style:style>
    <style:style style:name="Table1.B" style:family="table-column">
      <style:table-column-properties style:column-width="1.7722in" style:rel-column-width="17353*"/>
    </style:style>
    <style:style style:name="Table1.C" style:family="table-column">
      <style:table-column-properties style:column-width="1.9681in" style:rel-column-width="19268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a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a" fo:border-bottom="0.5pt solid #00000a"/>
    </style:style>
    <style:style style:name="Table3" style:family="table">
      <style:table-properties style:width="6.6931in" table:align="margins" style:writing-mode="lr-tb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Header">
      <style:paragraph-properties fo:margin-left="0in" fo:margin-right="-0.0008in" fo:text-align="start" style:justify-single-word="false" fo:text-indent="0in" style:auto-text-indent="false"/>
      <style:text-properties fo:font-style="italic" officeooo:rsid="001c01dc" style:font-style-asian="italic" style:font-style-complex="italic"/>
    </style:style>
    <style:style style:name="P2" style:family="paragraph" style:parent-style-name="Footer">
      <style:paragraph-properties fo:text-align="center" style:justify-single-word="false">
        <style:tab-stops>
          <style:tab-stop style:position="3.248in" style:type="center"/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7" style:family="paragraph" style:parent-style-name="Standard">
      <style:text-properties fo:font-size="14pt" officeooo:rsid="00199a30" officeooo:paragraph-rsid="00199a30" style:font-size-asian="14pt" style:font-size-complex="14pt"/>
    </style:style>
    <style:style style:name="P8" style:family="paragraph" style:parent-style-name="Standard">
      <style:text-properties fo:font-size="14pt" officeooo:rsid="00199a30" officeooo:paragraph-rsid="001c01dc" style:font-size-asian="14pt" style:font-size-complex="14pt"/>
    </style:style>
    <style:style style:name="P9" style:family="paragraph" style:parent-style-name="Standard">
      <style:text-properties fo:font-size="14pt" officeooo:paragraph-rsid="001c01dc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line-height="150%" fo:text-align="center" style:justify-single-word="false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rsid="00160251" officeooo:paragraph-rsid="00160251" style:font-size-asian="14pt" style:font-weight-asian="bold" style:font-size-complex="14pt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rsid="00160251" officeooo:paragraph-rsid="00160251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paragraph-rsid="00160251" style:font-size-asian="14pt" style:font-size-complex="14pt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17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4pt" officeooo:rsid="00160251" officeooo:paragraph-rsid="00160251" style:font-size-asian="14pt" style:font-size-complex="14pt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4pt" fo:font-weight="normal" officeooo:rsid="00160251" officeooo:paragraph-rsid="001c01dc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4pt" fo:font-weight="normal" officeooo:rsid="00160251" officeooo:paragraph-rsid="001a5a0a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rsid="00160251" officeooo:paragraph-rsid="00160251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in" style:auto-text-indent="false" fo:break-before="page"/>
      <style:text-properties fo:font-size="14pt" fo:font-weight="bold" officeooo:paragraph-rsid="001a5a0a" style:font-size-asian="14pt" style:font-weight-asian="bold" style:font-size-complex="14pt"/>
    </style:style>
    <style:style style:name="P23" style:family="paragraph" style:parent-style-name="Text_20_body">
      <style:paragraph-properties fo:text-align="start" style:justify-single-word="false"/>
      <style:text-properties fo:font-weight="normal" officeooo:rsid="0020058a" officeooo:paragraph-rsid="0020058a" style:font-weight-asian="normal" style:font-weight-complex="normal"/>
    </style:style>
    <style:style style:name="P24" style:family="paragraph" style:parent-style-name="Text_20_body">
      <style:paragraph-properties fo:break-before="page"/>
      <style:text-properties officeooo:rsid="0020058a" officeooo:paragraph-rsid="0020058a"/>
    </style:style>
    <style:style style:name="P25" style:family="paragraph" style:parent-style-name="Standard" style:master-page-name="First_20_Page">
      <style:paragraph-properties fo:line-height="150%" fo:text-align="center" style:justify-single-word="false" style:page-number="auto"/>
      <style:text-properties fo:text-transform="uppercase" style:text-position="-3% 100%" fo:font-size="14pt" fo:font-weight="bold" style:font-size-asian="14pt" style:font-weight-asian="bold" style:font-size-complex="14pt"/>
    </style:style>
    <style:style style:name="P26" style:family="paragraph" style:parent-style-name="Standard" style:list-style-name="L1">
      <style:paragraph-properties fo:margin-left="0in" fo:margin-right="0in" fo:line-height="150%" fo:text-align="justify" style:justify-single-word="false" fo:text-indent="0in" style:auto-text-indent="false"/>
      <style:text-properties fo:font-size="14pt" officeooo:rsid="001c01dc" officeooo:paragraph-rsid="001c01dc" style:font-size-asian="14pt" style:font-size-complex="14pt"/>
    </style:style>
    <style:style style:name="P27" style:family="paragraph" style:parent-style-name="Standard" style:list-style-name="L1">
      <style:paragraph-properties fo:margin-left="0in" fo:margin-right="0in" fo:line-height="150%" fo:text-align="justify" style:justify-single-word="false" fo:text-indent="0in" style:auto-text-indent="false"/>
      <style:text-properties fo:font-size="14pt" officeooo:rsid="001dab4f" officeooo:paragraph-rsid="001dab4f" style:font-size-asian="14pt" style:font-size-complex="14pt"/>
    </style:style>
    <style:style style:name="P28" style:family="paragraph" style:parent-style-name="Standard" style:list-style-name="L1">
      <style:paragraph-properties fo:margin-left="0in" fo:margin-right="0in" fo:line-height="150%" fo:text-align="justify" style:justify-single-word="false" fo:text-indent="0in" style:auto-text-indent="false"/>
      <style:text-properties fo:font-size="14pt" officeooo:rsid="001dab4f" officeooo:paragraph-rsid="001f123b" style:font-size-asian="14pt" style:font-size-complex="14pt"/>
    </style:style>
    <style:style style:name="P29" style:family="paragraph" style:parent-style-name="Standard" style:list-style-name="L1">
      <style:paragraph-properties fo:margin-left="0in" fo:margin-right="0in" fo:line-height="150%" fo:text-align="justify" style:justify-single-word="false" fo:text-indent="0in" style:auto-text-indent="false"/>
      <style:text-properties fo:font-size="14pt" officeooo:rsid="001f123b" officeooo:paragraph-rsid="001f123b" style:font-size-asian="14pt" style:font-size-complex="14pt"/>
    </style:style>
    <style:style style:name="P30" style:family="paragraph" style:parent-style-name="Table_20_Contents">
      <style:paragraph-properties fo:margin-left="0in" fo:margin-right="0in" fo:line-height="150%" fo:text-align="justify" style:justify-single-word="false" fo:text-indent="0in" style:auto-text-indent="false"/>
      <style:text-properties fo:font-size="14pt" officeooo:rsid="0019d831" officeooo:paragraph-rsid="00231b7a" style:font-size-asian="14pt" style:font-size-complex="14pt"/>
    </style:style>
    <style:style style:name="P31" style:family="paragraph" style:parent-style-name="Table_20_Contents">
      <style:text-properties officeooo:paragraph-rsid="00231b7a"/>
    </style:style>
    <style:style style:name="T1" style:family="text">
      <style:text-properties fo:text-transform="uppercase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60251" style:font-size-asian="14pt" style:font-size-complex="14pt"/>
    </style:style>
    <style:style style:name="T4" style:family="text">
      <style:text-properties fo:font-size="14pt" officeooo:rsid="00199a30" style:font-size-asian="14pt" style:font-size-complex="14pt"/>
    </style:style>
    <style:style style:name="T5" style:family="text">
      <style:text-properties fo:font-size="14pt" officeooo:rsid="0019d831" style:font-size-asian="14pt" style:font-size-complex="14pt"/>
    </style:style>
    <style:style style:name="T6" style:family="text">
      <style:text-properties fo:font-variant="normal" fo:text-transform="none" fo:font-size="14pt" style:font-size-asian="14pt" style:font-size-complex="14pt"/>
    </style:style>
    <style:style style:name="T7" style:family="text">
      <style:text-properties fo:font-variant="normal" fo:text-transform="none" fo:font-size="14pt" fo:letter-spacing="0.0035in" fo:font-weight="bold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font-name="Times New Roman" fo:font-size="14pt" fo:letter-spacing="normal" fo:font-style="normal" fo:font-weight="normal" fo:background-color="#ffffff" loext:char-shading-value="0" style:font-size-asian="14pt" style:font-size-complex="14pt"/>
    </style:style>
    <style:style style:name="T9" style:family="text">
      <style:text-properties officeooo:rsid="00160251"/>
    </style:style>
    <style:style style:name="T10" style:family="text">
      <style:text-properties officeooo:rsid="00199a30"/>
    </style:style>
    <style:style style:name="T11" style:family="text">
      <style:text-properties fo:language="en" fo:country="US"/>
    </style:style>
    <style:style style:name="T12" style:family="text">
      <style:text-properties officeooo:rsid="001dab4f"/>
    </style:style>
    <style:style style:name="T13" style:family="text">
      <style:text-properties officeooo:rsid="001f123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GoBack"/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10">Кафедра <text:span text:style-name="T9">МО ЭВМ</text:span>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17"><text:span text:style-name="Book_20_Title"><text:span text:style-name="T1">отчет</text:span></text:span></text:p>
      <text:p text:style-name="P10">по лабораторной работе №1</text:p>
      <text:p text:style-name="P10">по дисциплине «<text:span text:style-name="T10">Информатика</text:span>»</text:p>
      <text:p text:style-name="P11"><text:span text:style-name="Book_20_Title"><text:span text:style-name="T6">Тема: </text:span></text:span><text:span text:style-name="Book_20_Title"><text:span text:style-name="T7">Управляющие конструкции языка Python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Студент гр. 8381</text:p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9">Почаев Н.А.</text:p>
          </table:table-cell>
        </table:table-row>
        <table:table-row table:style-name="Table1.1">
          <table:table-cell table:style-name="Table1.A1" office:value-type="string">
            <text:p text:style-name="P4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8">Размочаева Н.В.</text:p>
          </table:table-cell>
        </table:table-row>
      </table:table>
      <text:p text:style-name="P6"/>
      <text:p text:style-name="P6"/>
      <text:p text:style-name="P6">Санкт-Петербург</text:p>
      <text:p text:style-name="P6">2018</text:p>
      <text:p text:style-name="P22"><text:tab/>Цель работы</text:p>
      <text:p text:style-name="P20"><text:tab/>Изучить основные управляющие конструкции языка <text:span text:style-name="T10">Python</text:span>, используемые типы даннных, циклы и операторы. Научиться применять <text:span text:style-name="T10">такие типы данных, как списки и строки</text:span>. <text:span text:style-name="T10">Изучить работу с функциями в языке.</text:span></text:p>
      <text:p text:style-name="P13"/>
      <text:p text:style-name="P13">Задание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Standard"><text:span text:style-name="Source_20_Text"><text:span text:style-name="T8">На вход программе подается список длины 10, элементы которого разделены символом перевода строки, и число, которое означает номер операции. Реализуйте функцию-меню, которая должна в зависимости от номера операции, выводить следующее:</text:span></text:span></text:p>
            <text:p text:style-name="Standard"><text:span text:style-name="Source_20_Text"><text:span text:style-name="T8">0: Только числа исходного списка.</text:span></text:span></text:p>
            <text:p text:style-name="Standard"><text:span text:style-name="Source_20_Text"><text:span text:style-name="T8">1: Сумму всех четных чисел исходного списка.</text:span></text:span></text:p>
            <text:p text:style-name="Standard"><text:span text:style-name="Source_20_Text"><text:span text:style-name="T8">2: Строку, полученную путем конкатенации всех элементов списка, длина которых меньше или равна трем.</text:span></text:span></text:p>
            <text:p text:style-name="Standard"><text:span text:style-name="Source_20_Text"><text:span text:style-name="T8">3: Произведение всех нечетных чисел исходного массива.</text:span></text:span></text:p>
            <text:p text:style-name="Standard"><text:span text:style-name="Source_20_Text"><text:span text:style-name="T8">4: Каждый пятый символ каждой строки (нумерация элементов строки начинается с нуля). При этом полученные строки становятся элементами нового списка. Строкой считается элемент списка, который нельзя привести к целому числу.</text:span></text:span></text:p>
            <text:p text:style-name="Standard"><text:span text:style-name="Source_20_Text"><text:span text:style-name="T8">5: Индекс каждого элемента и сам элемент.</text:span></text:span></text:p>
            <text:p text:style-name="Standard"><text:span text:style-name="Source_20_Text"><text:span text:style-name="T8">Любой другой символ: Исходный список.</text:span></text:span></text:p>
          </table:table-cell>
        </table:table-row>
      </table:table>
      <text:p text:style-name="P15"/>
      <text:p text:style-name="P14">Выполнение работы</text:p>
      <text:p text:style-name="P19"><text:tab/>Написание кода производилось на базе системы <text:span text:style-name="T11">Linux</text:span> <text:span text:style-name="T11">Ubuntu</text:span> 18.04 через интегрированн<text:span text:style-name="T10">ую</text:span> сред<text:span text:style-name="T10">у</text:span> разработки <text:span text:style-name="T10">PyCharm. Исходный код можно посмотреть в приложении A.</text:span></text:p>
      <text:p text:style-name="P18">1. В начале в <text:span text:style-name="T10">основном теле программы происходит считывание элементов списка, а затем передаётся номер функции, необходимой для выполнения</text:span>. </text:p>
      <text:p text:style-name="P18">2. <text:span text:style-name="T10">После ввода происходит проверка функции на корректность введённых значений и перенаправление на выполнение необходимой функции.</text:span></text:p>
      <text:p text:style-name="P18">3. Разветвление на необходимые функции, в зависимости от <text:span text:style-name="T10">переданного значения, происходит при помощи оператора if-elif-else.</text:span></text:p>
      <text:p text:style-name="P18">4. <text:span text:style-name="T10">К</text:span>аждая функция выполняется в зависимости от требований задания. <text:span text:style-name="T10">При этом в работе использует вспомогательная функци is_number, применяемая для проверки содержания в строке только чисел.</text:span></text:p>
      <text:list xml:id="list3710597961" text:style-name="L1">
        <text:list-item>
          <text:p text:style-name="P26"><text:soft-page-break/>Функция is_number(x) пытается преобразовать строку к типу float и в случае ошибки передаёт логическое False, <text:span text:style-name="T12">для данной операции использует оператор except.</text:span></text:p>
        </text:list-item>
        <text:list-item>
          <text:p text:style-name="P26">Функция only_numb(ar0) использует функцию is_number(x) для проверки элемента списка на число и выводит его в случае передачи функцией логического True.</text:p>
        </text:list-item>
        <text:list-item>
          <text:p text:style-name="P26">Функция even_sum производит дополнительную проверку на чётность числа и находит <text:span text:style-name="T12">сумму чисел.</text:span></text:p>
        </text:list-item>
        <text:list-item>
          <text:p text:style-name="P27">Функция concat(ar2) производит проверку элементов списка (строки) на длину (&lt;=3) <text:s/>и «склеивает» в единую строку, возвращаемую функцией.</text:p>
        </text:list-item>
        <text:list-item>
          <text:p text:style-name="P28">Функция odd_numb(ar3) аналогично проверяет передаваемую строку из списка на число и считает произведение всех нечётных.</text:p>
        </text:list-item>
        <text:list-item>
          <text:p text:style-name="P28">Функция fvie_str(ar4) проверяет передаваемую строку из списка на то, что оно не является числом, и её длина больше 4. После этого в цикле for при помоощи функции range() «склеивает» в единую строку, возвращаемую функцией, <text:span text:style-name="T13">разделяя элемнта разных строк пробельным символом.</text:span></text:p>
        </text:list-item>
        <text:list-item>
          <text:p text:style-name="P29">Функция arr_ind(ar5) выводит элементы списка вместе с их индексами с помощью цикла со счётчиком for и переменной индекса (ind).</text:p>
        </text:list-item>
      </text:list>
      <text:p text:style-name="P21"><text:span text:style-name="T3">5. </text:span><text:span text:style-name="T4">Если программе было передано неверное значение функции, то выводится исходный введённый список.</text:span></text:p>
      <text:p text:style-name="P12"/>
      <text:p text:style-name="P12">Выводы</text:p>
      <text:p text:style-name="P16"><text:span text:style-name="T2">В ходе лабораторной работы были изучены основы программирования на языке </text:span><text:span text:style-name="T4">Python</text:span><text:span text:style-name="T2"> и написана программа, использующая описанные вы</text:span><text:span text:style-name="T4">ше типы данных, циклы</text:span><text:span text:style-name="T2"> и операторы. </text:span><text:span text:style-name="T3">В результате были приобретены знания по правильному объявлению константных переменных, передаче аргументов функции, </text:span><text:span text:style-name="T4">работе со списками и строками. Также были изучены специальные функции, например, ra</text:span><text:span text:style-name="T5">nge() и lits.append().</text:span></text:p>
      <text:h text:style-name="P24" text:outline-level="3">ПРИЛОЖЕНИЕ А. ИСХОДНЫЙ КОД ПРОГРАММЫ</text:h>
      <text:h text:style-name="P23" text:outline-level="3">Файл: main.py</text:h>
      <text:h text:style-name="P23" text:outline-level="3"/>
      <text:p text:style-name="P31">SIZE = 10</text:p>
      <text:p text:style-name="P31"/>
      <text:p text:style-name="P31"># проверка на число</text:p>
      <text:p text:style-name="P31"/>
      <text:p text:style-name="P31">def is_number(x):</text:p>
      <text:p text:style-name="P31"><text:s text:c="4"/>try: <text:s/># обработка исключения</text:p>
      <text:p text:style-name="P31"><text:s text:c="8"/>float(x)</text:p>
      <text:p text:style-name="P31"><text:s text:c="8"/>return True</text:p>
      <text:p text:style-name="P31"><text:s text:c="4"/>except ValueError:</text:p>
      <text:p text:style-name="P31"><text:s text:c="8"/>return False</text:p>
      <text:p text:style-name="P31"/>
      <text:p text:style-name="P31">def only_numb(ar0):</text:p>
      <text:p text:style-name="P31"><text:s text:c="4"/>s_on_numb = []</text:p>
      <text:p text:style-name="P31"><text:s text:c="4"/>for m in ar0:</text:p>
      <text:p text:style-name="P31"><text:s text:c="8"/>if is_number(m):</text:p>
      <text:p text:style-name="P31"><text:s text:c="12"/>s_on_numb.append(m)</text:p>
      <text:p text:style-name="P31"><text:s text:c="4"/>return s_on_numb</text:p>
      <text:p text:style-name="P31"/>
      <text:p text:style-name="P31">def even_sum(ar1):</text:p>
      <text:p text:style-name="P31"><text:s text:c="4"/>r_sum = 0</text:p>
      <text:p text:style-name="P31"><text:s text:c="4"/>for j in ar1:</text:p>
      <text:p text:style-name="P31"><text:s text:c="8"/>if is_number(j) and int(j) % 2 == 0:</text:p>
      <text:p text:style-name="P31"><text:s text:c="12"/>r_sum += int(j)</text:p>
      <text:p text:style-name="P31"><text:s text:c="4"/>return r_sum</text:p>
      <text:p text:style-name="P31"/>
      <text:p text:style-name="P31">def concat(ar2):</text:p>
      <text:p text:style-name="P31"><text:s text:c="4"/>s_con = ''</text:p>
      <text:p text:style-name="P31"><text:s text:c="4"/>for k in ar2:</text:p>
      <text:p text:style-name="P31"><text:s text:c="8"/>if len(k) &lt;= 3:</text:p>
      <text:p text:style-name="P31"><text:s text:c="12"/>s_con += k</text:p>
      <text:p text:style-name="P31"><text:s text:c="4"/>return s_con</text:p>
      <text:p text:style-name="P31"/>
      <text:p text:style-name="P31">def odd_numb(ar3):</text:p>
      <text:p text:style-name="P31"><text:s text:c="4"/>odd_pr = 1</text:p>
      <text:p text:style-name="P31"><text:s text:c="4"/>for l in ar3:</text:p>
      <text:p text:style-name="P31"><text:s text:c="8"/>if is_number(l) and int(l) % 2 != 0:</text:p>
      <text:p text:style-name="P31"><text:s text:c="12"/>odd_pr *= int(l)</text:p>
      <text:p text:style-name="P31"><text:s text:c="4"/>return odd_pr</text:p>
      <text:p text:style-name="P31"/>
      <text:p text:style-name="P31">def five_str(ar4):</text:p>
      <text:p text:style-name="P31"><text:s text:c="4"/>fiv = ''</text:p>
      <text:p text:style-name="P31"><text:s text:c="4"/>for t in ar4:</text:p>
      <text:p text:style-name="P31"><text:s text:c="8"/>if len(t) &gt; 4 and not is_number(t):</text:p>
      <text:p text:style-name="P31"><text:s text:c="12"/>for h in range(5, len(t), 5):</text:p>
      <text:p text:style-name="P31"><text:s text:c="16"/>fiv += t[h]</text:p>
      <text:p text:style-name="P31"><text:s text:c="12"/>fiv += ' '</text:p>
      <text:p text:style-name="P31"><text:s text:c="4"/>return fiv</text:p>
      <text:p text:style-name="P31"/>
      <text:p text:style-name="P31"><text:soft-page-break/>def arr_ind(ar5):</text:p>
      <text:p text:style-name="P31"><text:s text:c="4"/>ind = 0</text:p>
      <text:p text:style-name="P31"><text:s text:c="4"/>for h in ar5:</text:p>
      <text:p text:style-name="P31"><text:s text:c="8"/>print(ind, h)</text:p>
      <text:p text:style-name="P31"><text:s text:c="8"/>ind += 1</text:p>
      <text:p text:style-name="P31"><text:s text:c="4"/>return</text:p>
      <text:p text:style-name="P31"/>
      <text:p text:style-name="P31">def just_list(ar6):</text:p>
      <text:p text:style-name="P31"><text:s text:c="4"/>for v in ar6:</text:p>
      <text:p text:style-name="P31"><text:s text:c="8"/>print(v, end=' ')</text:p>
      <text:p text:style-name="P31"/>
      <text:p text:style-name="P31">initial = []</text:p>
      <text:p text:style-name="P31">for i in range(SIZE):</text:p>
      <text:p text:style-name="P31"><text:s text:c="4"/>new_el = input()</text:p>
      <text:p text:style-name="P31"><text:s text:c="4"/>initial.append(new_el)</text:p>
      <text:p text:style-name="P31"/>
      <text:p text:style-name="P31">command = input()</text:p>
      <text:p text:style-name="P31">if is_number(command) and int(command) in range(6):</text:p>
      <text:p text:style-name="P31"><text:s text:c="4"/>command = int(command)</text:p>
      <text:p text:style-name="P31"><text:s text:c="4"/>if command == 0:</text:p>
      <text:p text:style-name="P31"><text:s text:c="8"/>temp = only_numb(initial)</text:p>
      <text:p text:style-name="P31"><text:s text:c="8"/>for z in temp:</text:p>
      <text:p text:style-name="P31"><text:s text:c="12"/>print(z, end=' ')</text:p>
      <text:p text:style-name="P31"><text:s text:c="4"/>elif command == 1:</text:p>
      <text:p text:style-name="P31"><text:s text:c="8"/>print(even_sum(initial))</text:p>
      <text:p text:style-name="P31"><text:s text:c="4"/>elif command == 2:</text:p>
      <text:p text:style-name="P31"><text:s text:c="8"/>print(concat(initial))</text:p>
      <text:p text:style-name="P31"><text:s text:c="4"/>elif command == 3:</text:p>
      <text:p text:style-name="P31"><text:s text:c="8"/>print(odd_numb(initial))</text:p>
      <text:p text:style-name="P31"><text:s text:c="4"/>elif command == 4:</text:p>
      <text:p text:style-name="P31"><text:s text:c="8"/>print(five_str(initial))</text:p>
      <text:p text:style-name="P31"><text:s text:c="4"/>elif command == 5:</text:p>
      <text:p text:style-name="P31"><text:s text:c="8"/>arr_ind(initial)</text:p>
      <text:p text:style-name="P31">else:</text:p>
      <text:p text:style-name="P30"><text:s text:c="4"/>just_list(initial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Название" style:family="paragraph" style:parent-style-name="Standard" style:default-outline-level="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25in" fo:margin-right="0in" fo:line-height="130%" fo:text-align="justify" style:justify-single-word="false" fo:text-indent="-0.25in" style:auto-text-indent="false">
        <style:tab-stops>
          <style:tab-stop style:position="0.25in"/>
        </style:tab-stops>
      </style:paragraph-properties>
    </style:style>
    <style:style style:name="Для_20_таблиц" style:display-name="Для таблиц" style:family="paragraph" style:parent-style-name="Standard" style:default-outline-level=""/>
    <style:style style:name="Normal_20__28_Web_29_" style:display-name="Normal (Web)" style:family="paragraph" style:parent-style-name="Standard" style:default-outline-level="">
      <style:paragraph-properties fo:margin-left="0.5in" fo:margin-right="0in" fo:margin-top="0.1945in" fo:margin-bottom="0.1945in" loext:contextual-spacing="false" fo:text-indent="0in" style:auto-text-indent="false">
        <style:tab-stops>
          <style:tab-stop style:position="0.5in"/>
        </style:tab-stops>
      </style:paragraph-properties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Body_20_Text_20_Indent_20_2" style:display-name="Body Text Indent 2" style:family="paragraph" style:parent-style-name="Standard" style:default-outline-level="">
      <style:paragraph-properties fo:margin-left="0.2957in" fo:margin-right="0in" fo:text-align="justify" style:justify-single-word="false" fo:text-indent="-0.2957in" style:auto-text-indent="false">
        <style:tab-stops>
          <style:tab-stop style:position="0.2957in"/>
        </style:tab-stops>
      </style:paragraph-properties>
      <style:text-properties fo:font-weight="bold" style:font-weight-asian="bold"/>
    </style:style>
    <style:style style:name="Body_20_Text_20_Indent_20_3" style:display-name="Body Text Indent 3" style:family="paragraph" style:parent-style-name="Standard" style:default-outline-level="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>
        <style:tab-stops>
          <style:tab-stop style:position="1.1811in"/>
        </style:tab-stops>
      </style:paragraph-properties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in" fo:margin-bottom="0.111in" loext:contextual-spacing="false" fo:line-height="0.1665in">
        <style:tab-stops>
          <style:tab-stop style:position="0.4465in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 style:default-outline-level="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in" fo:margin-bottom="0.111in" loext:contextual-spacing="false" fo:line-height="0.1665in">
        <style:tab-stops>
          <style:tab-stop style:position="0.4465in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in" fo:margin-bottom="0.111in" loext:contextual-spacing="false" fo:line-height="0.1665in">
        <style:tab-stops>
          <style:tab-stop style:position="0.4465in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 style:default-outline-level="">
      <style:paragraph-properties fo:margin-left="0in" fo:margin-right="0in" fo:text-align="start" style:justify-single-word="false" fo:orphans="0" fo:widows="0" fo:text-indent="0.5in" style:auto-text-indent="false" style:writing-mode="lr-tb"/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Основной_20_текст1" style:display-name="Основной текст1" style:family="paragraph" style:default-outline-level="">
      <style:paragraph-properties style:line-height-at-least="0.1665in" fo:text-align="justify" style:justify-single-word="false" fo:orphans="0" fo:widows="0" style:writing-mode="lr-tb"/>
      <style:text-properties fo:color="#000000" style:font-name="Arial" fo:font-family="Arial" style:font-family-generic="roman" style:font-pitch="variable" fo:font-size="12pt" style:font-size-asian="12pt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loext:contextual-spacing="false" fo:line-height="0.1902in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8pt" style:font-size-asian="8pt"/>
    </style:style>
    <style:style style:name="Стиль" style:family="paragraph" style:default-outline-level="">
      <style:paragraph-properties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1" style:font-family-asian="'Times New Roman'" style:font-family-generic-asian="system" style:font-pitch-asian="variable" style:font-size-asian="12pt"/>
    </style:style>
    <style:style style:name="Body_20_Text_20_2" style:display-name="Body Text 2" style:family="paragraph" style:parent-style-name="Standard" style:default-outline-level="">
      <style:paragraph-properties fo:margin-top="0in" fo:margin-bottom="0.0835in" loext:contextual-spacing="false" fo:line-height="200%"/>
      <style:text-properties style:font-name="Calibri" fo:font-family="Calibri" style:font-family-generic="roman" style:font-pitch="variable" fo:font-size="11pt" style:font-size-asian="11pt" style:font-size-complex="11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Body_20_Text_20_3" style:display-name="Body Text 3" style:family="paragraph" style:parent-style-name="Standard" style:default-outline-level="">
      <style:paragraph-properties fo:margin-top="0in" fo:margin-bottom="0.0835in" loext:contextual-spacing="false" fo:line-height="115%"/>
      <style:text-properties style:font-name="Calibri" fo:font-family="Calibri" style:font-family-generic="roman" style:font-pitch="variable" fo:font-size="8pt" style:font-size-asian="8pt" style:font-size-complex="8pt"/>
    </style:style>
    <style:style style:name="Абзац_20_списка1" style:display-name="Абзац списка1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Style_20_2" style:display-name="Table Style 2" style:family="paragraph" style:default-outline-level="">
      <style:paragraph-properties fo:text-align="start" style:justify-single-word="false" fo:orphans="2" fo:widows="2" fo:padding="0.4307in" fo:border="none" style:writing-mode="lr-tb"/>
      <style:text-properties fo:color="#000000" style:font-name="Helvetica" fo:font-family="Helvetica" style:font-family-generic="roman" style:font-pitch="variable" style:font-name-asian="Times New Roman1" style:font-family-asian="'Times New Roman'" style:font-family-generic-asian="system" style:font-pitch-asian="variable" style:font-name-complex="Helvetica1" style:font-family-complex="Helvetica" style:font-family-generic-complex="system" style:font-pitch-complex="variable"/>
    </style:style>
    <style:style style:name="Style16" style:family="paragraph" style:default-outline-level="">
      <style:paragraph-properties fo:line-height="0.1929in" fo:text-align="justify" style:justify-single-word="false" fo:orphans="0" fo:widows="0" fo:padding="0.4307in" fo:border="none" style:writing-mode="lr-tb"/>
      <style:text-properties fo:color="#000000" style:font-name="Arial Unicode MS" fo:font-family="'Arial Unicode MS'" style:font-family-generic="roman" style:font-pitch="variable" fo:font-size="12pt" style:text-underline-style="none" style:font-name-asian="Times New Roman1" style:font-family-asian="'Times New Roman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western" style:family="paragraph" style:parent-style-name="Standard" style:default-outline-level="">
      <style:paragraph-properties fo:margin-top="0.1945in" fo:margin-bottom="0.1945in" loext:contextual-spacing="false"/>
    </style:style>
    <style:style style:name="List_20_Bullet" style:display-name="List Bullet" style:family="paragraph" style:parent-style-name="Standard" style:default-outline-level="">
      <style:paragraph-properties fo:margin-left="0.25in" fo:margin-right="0in" fo:text-align="justify" style:justify-single-word="false" fo:text-indent="-0.25in" style:auto-text-indent="false">
        <style:tab-stops>
          <style:tab-stop style:position="0.25in"/>
        </style:tab-stops>
      </style:paragraph-properties>
    </style:style>
    <style:style style:name="List_20_Bullet_20_4" style:display-name="List Bullet 4" style:family="paragraph" style:parent-style-name="Standard" style:default-outline-level="">
      <style:paragraph-properties fo:margin-left="0.8398in" fo:margin-right="0in" fo:text-align="justify" style:justify-single-word="false" fo:text-indent="-0.25in" style:auto-text-indent="false">
        <style:tab-stops>
          <style:tab-stop style:position="0.8398in"/>
        </style:tab-stops>
      </style:paragraph-properties>
      <style:text-properties style:font-size-complex="10pt"/>
    </style:style>
    <style:style style:name="List_20_Bullet_20_3" style:display-name="List Bullet 3" style:family="paragraph" style:parent-style-name="Standard" style:default-outline-level="">
      <style:paragraph-properties fo:margin-left="0.6429in" fo:margin-right="0in" fo:margin-top="0in" fo:margin-bottom="0in" loext:contextual-spacing="true" fo:text-indent="-0.25in" style:auto-text-indent="false">
        <style:tab-stops>
          <style:tab-stop style:position="0.6429in"/>
        </style:tab-stops>
      </style:paragraph-properties>
    </style:style>
    <style:style style:name="for_5f_tables_5f_12" style:display-name="for_tables_12" style:family="paragraph" style:parent-style-name="Standard" style:default-outline-level="">
      <style:paragraph-properties fo:line-height="0.222in">
        <style:tab-stops>
          <style:tab-stop style:position="0.4465in"/>
        </style:tab-stops>
      </style:paragraph-properties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Normal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Абзац_20_списка4" style:display-name="Абзац списка4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>
      <style:paragraph-properties fo:margin-left="0.1972in" fo:margin-right="0in" fo:line-height="120%" fo:text-align="justify" style:justify-single-word="false" fo:text-indent="0in" style:auto-text-indent="false">
        <style:tab-stops>
          <style:tab-stop style:position="-1.5752in"/>
          <style:tab-stop style:position="0.4925in"/>
        </style:tab-stops>
      </style:paragraph-properties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line-height="130%" fo:text-align="justify" style:justify-single-word="false" fo:text-indent="0.4925in" style:auto-text-indent="false">
        <style:tab-stops>
          <style:tab-stop style:position="0.4925in"/>
        </style:tab-stops>
      </style:paragraph-properties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1945in" fo:margin-bottom="0.1945in" loext:contextual-spacing="false"/>
    </style:style>
    <style:style style:name="caption" style:family="paragraph" style:parent-style-name="Standard" style:default-outline-level="">
      <style:paragraph-properties fo:margin-left="0in" fo:margin-right="0in" fo:text-indent="0.3937in" style:auto-text-indent="false">
        <style:tab-stops>
          <style:tab-stop style:position="3.8398in" style:type="right" style:leader-style="solid" style:leader-text="_"/>
          <style:tab-stop style:position="5.9063in" style:type="right" style:leader-style="solid" style:leader-text="_"/>
        </style:tab-stops>
      </style:paragraph-properties>
      <style:text-properties style:font-size-complex="10pt"/>
    </style:style>
    <style:style style:name="Абзац_20_списка5" style:display-name="Абзац списка5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" style:default-outline-level="">
      <style:paragraph-properties fo:margin-left="0in" fo:margin-right="0in" fo:text-align="justify" style:justify-single-word="false" fo:text-indent="0.4925in" style:auto-text-indent="false"/>
      <style:text-properties fo:language="en" fo:country="US" style:rfc-language-tag-asian="x-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Default_20_Paragraph_20_Fon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Default_20_Paragraph_20_Font">
      <style:text-properties fo:color="#404040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 style:parent-style-name="Default_20_Paragraph_20_Fon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 style:parent-style-name="Default_20_Paragraph_20_Font">
      <style:text-properties style:font-name="Times New Roman" fo:font-family="'Times New Roman'" style:font-family-generic="roman" style:font-pitch="variable" style:text-underline-style="non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 style:parent-style-name="Default_20_Paragraph_20_Font">
      <style:text-properties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 style:parent-style-name="Default_20_Paragraph_20_Font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 style:parent-style-name="Default_20_Paragraph_20_Font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ps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 style:parent-style-name="Default_20_Paragraph_20_Font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 style:parent-style-name="Default_20_Paragraph_20_Font">
      <style:text-properties fo:color="#000099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language-asian="en" style:country-asian="US"/>
    </style:style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apple-style-span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 style:parent-style-name="Default_20_Paragraph_20_Font">
      <style:text-properties fo:color="#4f81bd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size-complex="12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fo:color="#ff0000" fo:font-weight="normal" style:font-weight-asian="normal"/>
    </style:style>
    <style:style style:name="ListLabel_20_21" style:display-name="ListLabel 21" style:family="text">
      <style:text-properties fo:color="#00000a" fo:font-size="14pt" fo:font-weight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Импортированный_20_стиль_20_2" style:display-name="Импортированный стиль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20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2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start" style:justify-single-word="false" fo:text-indent="0in" style:auto-text-indent="false"/>
      <style:text-properties fo:font-style="italic" officeooo:rsid="001c01dc" style:font-style-asian="italic" style:font-style-complex="italic"/>
    </style:style>
    <style:style style:name="MP2" style:family="paragraph" style:parent-style-name="Footer">
      <style:paragraph-properties fo:text-align="center" style:justify-single-word="false">
        <style:tab-stops>
          <style:tab-stop style:position="3.248in" style:type="center"/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2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ab_rab</dc:title>
    <meta:initial-creator>Nikita Pochaev</meta:initial-creator>
    <meta:editing-cycles>12</meta:editing-cycles>
    <meta:print-date>2015-07-17T09:06:00</meta:print-date>
    <meta:creation-date>2018-09-16T08:49:00</meta:creation-date>
    <dc:date>2018-10-03T16:26:58.000950122</dc:date>
    <meta:editing-duration>PT24M7S</meta:editing-duration>
    <meta:generator>LibreOffice/6.0.6.2$Linux_X86_64 LibreOffice_project/00m0$Build-2</meta:generator>
    <meta:document-statistic meta:table-count="2" meta:image-count="0" meta:object-count="0" meta:page-count="5" meta:paragraph-count="117" meta:word-count="707" meta:character-count="5211" meta:non-whitespace-character-count="4254"/>
    <meta:user-defined meta:name="AppVersion">16.0000</meta:user-defined>
    <meta:user-defined meta:name="Company">E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